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paragraph-rsid="00035061"/>
    </style:style>
    <style:style style:name="P2" style:family="paragraph" style:parent-style-name="Title">
      <style:text-properties officeooo:rsid="00035061" officeooo:paragraph-rsid="00035061"/>
    </style:style>
    <style:style style:name="P3" style:family="paragraph" style:parent-style-name="Heading_20_1">
      <style:text-properties officeooo:rsid="00035061" officeooo:paragraph-rsid="00035061"/>
    </style:style>
    <style:style style:name="T1" style:family="text">
      <style:text-properties officeooo:rsid="0004009a"/>
    </style:style>
    <style:style style:name="T2" style:family="text">
      <style:text-properties officeooo:rsid="0010276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Псы</text:p>
      <text:h text:style-name="P3" text:outline-level="1">Глава 1</text:h>
      <text:p text:style-name="P1"><text:tab/><text:span text:style-name="T1">Я сидел за своим рабочим столом и продолжал начатое пару месяцев назад дело: одна интереснейшая задача из области теории типов занимала все пространство в моей голове. Казалось бы еще недавно я был достаточно спокоен и вообще будто бы утопал в своей изнеженной апатии, как вдруг мне на глаза попался свежий номер Журнала прикладной логики, одна статья из которого локально но резко развернула мою жизнь в направлении бурно текущей реки мыслей. Автор статьи, неизвестный мне молодой логик из Германии Ф.Л. Лебенберг, утверждал одну важную, но до этого почти никем не замеченную вещь, которая должна была низвергнуть ставшую ныне популярной гомотопическую теорию типов с высокого трона оснований математики. Человек, рецензировавший работу Лебенберга, Джон Андерсон, был моим близким другом и хорошо известным в своей области специалистом. В своей рецензии он был очень осторожен, но не исследовал выводы немца слишком глубоко. Хотя Джон и стоял на противоположной точке зрения, он рекомендовал статью к публикации, и мысль Лебенберга получила свой первый выход в свет большой науки. Однако, примерно через две недели Андерсон буквально опомнился или прозрел и сам написал в “Прикладную логику” большой критический обзор, в котором в пух и прах разбивал творение немецкого ученого. Джон придрался буквально ко всему – начиная с неважного знания Лебенбергом английского языка и заканчивая правильностью некоторых довольно очевидных логических построений. Я, до того момента, относившийся к немцу с несвойственным мне безразличием, взялся заново перечитать его оригинальную работу. Лебенберг был слишком молод, слишком неопытен, в его тексте чувствовалось отсутствие направляющей руки научного руководителя, и я был готов согласиться почти со всей критикой Андерсона, если бы не один важный факт. Ф.Л. (он не раскрывал значения своих инициалов), несмотря ни на какие критические замечания, был действительно прав. Достижение этой правоты далось ему слишком тяжело, пострадали почти все другие составляющие научной работы, а сырость, с которой его выводы пытались прийти в математический мир не могла не отпугнуть почти всех профессионалов.</text:span></text:p>
      <text:p text:style-name="P1"><text:tab/><text:span text:style-name="T2">В тот день я взялся за самостоятельное исследование вопрос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1T13:40:25.937879769</meta:creation-date>
    <meta:generator>LibreOffice/5.0.1.2.0$Linux_X86_64 LibreOffice_project/00m0$Build-2</meta:generator>
    <dc:date>2015-09-21T14:10:48.555873057</dc:date>
    <meta:editing-duration>PT30M18S</meta:editing-duration>
    <meta:editing-cycles>14</meta:editing-cycles>
    <meta:document-statistic meta:table-count="0" meta:image-count="0" meta:object-count="0" meta:page-count="1" meta:paragraph-count="4" meta:word-count="318" meta:character-count="2207" meta:non-whitespace-character-count="1890"/>
  </office:meta>
</office:document-meta>
</file>